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D050000L" svg:font-family="D050000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000000" loext:opacity="100%" style:font-name="inherit" fo:font-size="12pt" fo:letter-spacing="normal" fo:language="en" fo:country="US" fo:font-style="normal" fo:font-weight="normal" officeooo:rsid="00192404" officeooo:paragraph-rsid="00192404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000000" loext:opacity="100%" style:font-name="Arial" fo:font-size="12pt" fo:letter-spacing="normal" fo:language="en" fo:country="US" fo:font-style="normal" fo:font-weight="normal" officeooo:paragraph-rsid="00192404"/>
    </style:style>
    <style:style style:name="P3" style:family="paragraph" style:parent-style-name="Standard">
      <style:text-properties officeooo:rsid="00192404" officeooo:paragraph-rsid="00192404"/>
    </style:style>
    <style:style style:name="P4" style:family="paragraph" style:parent-style-name="Standard">
      <style:text-properties fo:font-style="italic" officeooo:rsid="00192404" officeooo:paragraph-rsid="00192404" style:font-style-asian="italic" style:font-style-complex="italic"/>
    </style:style>
    <style:style style:name="P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92404" officeooo:paragraph-rsid="00192404" style:font-size-asian="12pt" style:font-weight-asian="normal" style:font-size-complex="12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 Black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D050000L"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Impact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Impact" fo:font-size="20pt" fo:font-weight="bold" style:font-size-asian="20pt" style:font-weight-asian="bold" style:font-size-complex="20pt" style:font-weight-complex="bold"/>
    </style:style>
    <style:style style:name="T8" style:family="text">
      <style:text-properties officeooo:rsid="001bf6de"/>
    </style:style>
    <style:style style:name="T9" style:family="text">
      <style:text-properties officeooo:rsid="001c33f2"/>
    </style:style>
    <style:style style:name="T10" style:family="text">
      <style:text-properties fo:color="#e8eaed" loext:opacity="100%" fo:font-size="21pt"/>
    </style:style>
    <style:style style:name="T11" style:family="text">
      <style:text-properties fo:color="#e8eaed" loext:opacity="100%" style:font-size-asian="12pt" style:font-size-complex="12pt"/>
    </style:style>
    <style:style style:name="T12" style:family="text">
      <style:text-properties fo:color="#e8eaed" loext:opacity="100%" style:font-name="Liberation Mono" style:font-size-asian="12pt" style:font-size-complex="12pt"/>
    </style:style>
    <style:style style:name="T13" style:family="text">
      <style:text-properties officeooo:rsid="00192404" style:font-size-asian="12pt" style:font-weight-asian="normal" style:font-size-complex="12pt" style:font-weight-complex="normal"/>
    </style:style>
    <style:style style:name="T14" style:family="text">
      <style:text-properties officeooo:rsid="001c33f2" style:font-size-asian="12pt" style:font-weight-asian="normal" style:font-size-complex="12pt" style:font-weight-complex="normal"/>
    </style:style>
    <style:style style:name="T15" style:family="text">
      <style:text-properties officeooo:rsid="001bf6de" style:font-size-asian="12pt" style:font-weight-asian="normal" style:font-size-complex="12pt" style:font-weight-complex="normal"/>
    </style:style>
    <style:style style:name="T16" style:family="text">
      <style:text-properties style:font-size-asian="12pt" style:font-size-complex="12pt"/>
    </style:style>
    <style:style style:name="T17" style:family="text">
      <style:text-properties style:font-name="Liberation Mono" officeooo:rsid="00192404" style:font-size-asian="12pt" style:font-weight-asian="normal" style:font-size-complex="12pt" style:font-weight-complex="normal"/>
    </style:style>
    <style:style style:name="T18" style:family="text">
      <style:text-properties style:font-name="Liberation Mono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aleasso Federico<text:tab/><text:tab/><text:tab/><text:tab/> <text:s text:c="9"/>3C<text:tab/><text:tab/><text:tab/><text:tab/><text:tab/> <text:s/>2/11/2021</text:p>
      <text:p text:style-name="P3"/>
      <text:p text:style-name="P3"/>
      <text:p text:style-name="P3"><text:tab/><text:tab/><text:tab/><text:tab/><text:tab/><text:tab/> <text:s text:c="3"/><text:span text:style-name="T7">M A I D</text:span></text:p>
      <text:p text:style-name="P3"><text:span text:style-name="T2"/></text:p>
      <text:p text:style-name="P2"><text:bookmark text:name="tw-target-text"/><text:span text:style-name="T13">Alex and Maddy woke up in the morning at the ferry station: it was a beautiful day outside, the sea was </text:span><text:span text:style-name="T14">very </text:span><text:span text:style-name="T13">calm, a day like any other. But Alex noticed a very strange thing: there was absolutely no one at the station. They try to get out but </text:span><text:span text:style-name="T15">they </text:span><text:span text:style-name="T13">find no</text:span><text:span text:style-name="T15">ne people</text:span><text:span text:style-name="T13">. Alex tries to call all the people he has in h</text:span><text:span text:style-name="T15">er</text:span><text:span text:style-name="T13"> contacts, but no one answer. </text:span><text:span text:style-name="T15">T</text:span><text:span text:style-name="T13">hen </text:span><text:span text:style-name="T15">they</text:span><text:span text:style-name="T13"> walked into the city center </text:span><text:span text:style-name="T15">for</text:span><text:span text:style-name="T13"> find someone, but failed. Maddy didn't understand what was happening and started crying, </text:span><text:span text:style-name="T15">and</text:span><text:span text:style-name="T13"> Alex realized one thing: all the people in the world were gone. Alex began to cry and run </text:span><text:span text:style-name="T15">for</text:span><text:span text:style-name="T13"> finding someone, but it was all in vain. Maddy didn't understand what was happening and </text:span><text:span text:style-name="T15">started</text:span><text:span text:style-name="T13"> crying. After a while Alex said: "We have no other choice ...". </text:span><text:span text:style-name="T14">Finally, for </text:span><text:span text:style-name="T16">desperation, they dived into the sea and not knowing how to swim they drowned in the sea.</text:span></text:p>
      <text:p text:style-name="P1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D050000L" svg:font-family="D050000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5:05:02.446204182</meta:creation-date>
    <dc:date>2021-12-02T19:51:49.280991298</dc:date>
    <meta:editing-duration>PT5M24S</meta:editing-duration>
    <meta:editing-cycles>1</meta:editing-cycles>
    <meta:document-statistic meta:table-count="0" meta:image-count="0" meta:object-count="0" meta:page-count="1" meta:paragraph-count="3" meta:word-count="165" meta:character-count="901" meta:non-whitespace-character-count="710"/>
    <meta:generator>LibreOffice/7.1.7.2$Linux_X86_64 LibreOffice_project/10$Build-2</meta:generator>
  </office:meta>
</office:document-meta>
</file>